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2000000784FDC0FD5.jpg" manifest:media-type="image/jpeg"/>
  <manifest:file-entry manifest:full-path="Pictures/10000000000004B60000016ED41220F5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8.15cm" fo:min-width="17.3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1" draw:layer="layout" svg:width="17.8cm" svg:height="8.4cm" svg:x="1.4cm" svg:y="3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874cm" svg:height="3.3cm" svg:x="1.126cm" svg:y="3.5cm">
          <draw:image xlink:href="Pictures/10000000000004B60000016ED41220F5.jpg" xlink:type="simple" xlink:show="embed" xlink:actuate="onLoad" draw:mime-type="image/jpeg">
            <text:p/>
          </draw:image>
        </draw:frame>
        <draw:frame draw:style-name="gr2" draw:text-style-name="P2" draw:layer="layout" svg:width="7.373cm" svg:height="2.116cm" svg:x="12.5cm" svg:y="4.2cm">
          <draw:image xlink:href="Pictures/10000000000001A2000000784FDC0FD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Emplenat_20_blau" draw:display-name="Emplena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Emplenat_20_groc" draw:display-name="Emplenat groc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Emplenat_20_verd" draw:display-name="Emplenat ver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Emplenat_20_vermell" draw:display-name="Emplenat vermell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9T15:33:12.590593910</meta:creation-date>
    <dc:date>2025-10-15T12:28:10.649057007</dc:date>
    <meta:editing-duration>PT4H4M42S</meta:editing-duration>
    <meta:editing-cycles>41</meta:editing-cycles>
    <meta:generator>LibreOffice/24.2.7.2$Linux_X86_64 LibreOffice_project/420$Build-2</meta:generator>
    <meta:document-statistic meta:object-count="3"/>
  </office:meta>
</office:document-meta>
</file>